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185dd5"/>
    </style:style>
    <style:style style:name="P2" style:family="paragraph" style:parent-style-name="Horizontal_20_Line">
      <style:text-properties officeooo:paragraph-rsid="00185dd5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cm" fo:margin-bottom="0cm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cm" fo:margin-bottom="0cm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cm" fo:margin-bottom="0cm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5">
      <style:paragraph-properties fo:margin-top="0cm" fo:margin-bottom="0cm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 style:list-style-name="L6">
      <style:paragraph-properties fo:margin-top="0cm" fo:margin-bottom="0cm" style:contextual-spacing="false"/>
    </style:style>
    <style:style style:name="P15" style:family="paragraph" style:parent-style-name="Text_20_body" style:list-style-name="L7"/>
    <style:style style:name="P16" style:family="paragraph" style:parent-style-name="Text_20_body" style:list-style-name="L7">
      <style:paragraph-properties fo:margin-top="0cm" fo:margin-bottom="0cm" style:contextual-spacing="false"/>
    </style:style>
    <style:style style:name="P17" style:family="paragraph" style:parent-style-name="Text_20_body" style:list-style-name="L8"/>
    <style:style style:name="P18" style:family="paragraph" style:parent-style-name="Text_20_body" style:list-style-name="L8">
      <style:paragraph-properties fo:margin-top="0cm" fo:margin-bottom="0cm" style:contextual-spacing="false"/>
    </style:style>
    <style:style style:name="P19" style:family="paragraph" style:parent-style-name="Text_20_body" style:list-style-name="L9"/>
    <style:style style:name="P20" style:family="paragraph" style:parent-style-name="Text_20_body" style:list-style-name="L9">
      <style:paragraph-properties fo:margin-top="0cm" fo:margin-bottom="0cm" style:contextual-spacing="false"/>
    </style:style>
    <style:style style:name="P21" style:family="paragraph" style:parent-style-name="Text_20_body" style:list-style-name="L10"/>
    <style:style style:name="P22" style:family="paragraph" style:parent-style-name="Text_20_body" style:list-style-name="L10">
      <style:paragraph-properties fo:margin-top="0cm" fo:margin-bottom="0cm" style:contextual-spacing="false"/>
    </style:style>
    <style:style style:name="P23" style:family="paragraph" style:parent-style-name="Text_20_body" style:list-style-name="L11"/>
    <style:style style:name="P24" style:family="paragraph" style:parent-style-name="Text_20_body" style:list-style-name="L11">
      <style:paragraph-properties fo:margin-top="0cm" fo:margin-bottom="0cm" style:contextual-spacing="false"/>
    </style:style>
    <style:style style:name="P25" style:family="paragraph" style:parent-style-name="Text_20_body" style:list-style-name="L12"/>
    <style:style style:name="P26" style:family="paragraph" style:parent-style-name="Text_20_body" style:list-style-name="L12">
      <style:paragraph-properties fo:margin-top="0cm" fo:margin-bottom="0cm" style:contextual-spacing="false"/>
    </style:style>
    <style:style style:name="P27" style:family="paragraph" style:parent-style-name="Text_20_body" style:list-style-name="L13"/>
    <style:style style:name="P28" style:family="paragraph" style:parent-style-name="Text_20_body" style:list-style-name="L13">
      <style:paragraph-properties fo:margin-top="0cm" fo:margin-bottom="0cm" style:contextual-spacing="false"/>
    </style:style>
    <style:style style:name="P29" style:family="paragraph" style:parent-style-name="Text_20_body">
      <style:text-properties officeooo:paragraph-rsid="00185dd5"/>
    </style:style>
    <style:style style:name="P30" style:family="paragraph" style:parent-style-name="Text_20_body" style:list-style-name="L14"/>
    <style:style style:name="P31" style:family="paragraph" style:parent-style-name="Text_20_body" style:list-style-name="L14">
      <style:paragraph-properties fo:margin-top="0cm" fo:margin-bottom="0cm" style:contextual-spacing="false"/>
    </style:style>
    <style:style style:name="P32" style:family="paragraph" style:parent-style-name="Text_20_body" style:list-style-name="L14">
      <style:text-properties officeooo:paragraph-rsid="00185dd5"/>
    </style:style>
    <style:style style:name="P33" style:family="paragraph" style:parent-style-name="Text_20_body" style:list-style-name="L15"/>
    <style:style style:name="P34" style:family="paragraph" style:parent-style-name="Text_20_body" style:list-style-name="L15">
      <style:paragraph-properties fo:margin-top="0cm" fo:margin-bottom="0cm" style:contextual-spacing="false"/>
    </style:style>
    <style:style style:name="P35" style:family="paragraph" style:parent-style-name="Text_20_body" style:list-style-name="L16"/>
    <style:style style:name="P36" style:family="paragraph" style:parent-style-name="Text_20_body" style:list-style-name="L16">
      <style:paragraph-properties fo:margin-top="0cm" fo:margin-bottom="0cm" style:contextual-spacing="false"/>
    </style:style>
    <style:style style:name="P37" style:family="paragraph" style:parent-style-name="Text_20_body" style:list-style-name="L17"/>
    <style:style style:name="P38" style:family="paragraph" style:parent-style-name="Text_20_body" style:list-style-name="L17">
      <style:paragraph-properties fo:margin-top="0cm" fo:margin-bottom="0cm" style:contextual-spacing="false"/>
    </style:style>
    <style:style style:name="T1" style:family="text">
      <style:text-properties officeooo:rsid="00172eed"/>
    </style:style>
    <style:style style:name="T2" style:family="text">
      <style:text-properties officeooo:rsid="00185dd5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Caso de Uso 1: Gerenciar Login e Permissões</text:h>
      <text:list text:style-name="L1">
        <text:list-item>
          <text:p text:style-name="P3"><text:span text:style-name="Strong_20_Emphasis">Nome do Caso de Uso:</text:span> Gerenciar Login e Permissões</text:p>
        </text:list-item>
        <text:list-item>
          <text:p text:style-name="P3"><text:span text:style-name="Strong_20_Emphasis">Ator(es):</text:span> Administrador</text:p>
        </text:list-item>
        <text:list-item>
          <text:p text:style-name="P3"><text:span text:style-name="Strong_20_Emphasis">Descrição:</text:span> Controla o acesso ao sistema, configurando diferentes permissões para <text:span text:style-name="T1">usuários do sistema.</text:span></text:p>
        </text:list-item>
        <text:list-item>
          <text:p text:style-name="P3"><text:span text:style-name="Strong_20_Emphasis">Fluxo Principal:</text:span></text:p>
          <text:list>
            <text:list-item>
              <text:p text:style-name="P4">O administrador acessa a tela de login.</text:p>
            </text:list-item>
            <text:list-item>
              <text:p text:style-name="P4">O administrador insere suas credenciais (nome de usuário e senha).</text:p>
            </text:list-item>
            <text:list-item>
              <text:p text:style-name="P4">O sistema valida as credenciais.</text:p>
            </text:list-item>
            <text:list-item>
              <text:p text:style-name="P4">O administrador é direcionado para a área de gerenciamento.</text:p>
            </text:list-item>
            <text:list-item>
              <text:p text:style-name="P4">O administrador seleciona a opção de gerenciar permissões.</text:p>
            </text:list-item>
            <text:list-item>
              <text:p text:style-name="P4">O administrador pode criar, editar, <text:span text:style-name="T1">buscar</text:span> ou excluir contas de usuários.</text:p>
            </text:list-item>
            <text:list-item>
              <text:p text:style-name="P4">O administrador define as permissões específicas para cada tipo de usuário.</text:p>
            </text:list-item>
            <text:list-item>
              <text:p text:style-name="P4">O sistema atualiza as permissões conforme configuradas.</text:p>
            </text:list-item>
          </text:list>
        </text:list-item>
        <text:list-item>
          <text:p text:style-name="P3"><text:span text:style-name="Strong_20_Emphasis">Fluxos Alternativos:</text:span></text:p>
          <text:list>
            <text:list-item>
              <text:p text:style-name="P4"><text:span text:style-name="Strong_20_Emphasis">Fluxo Alternativo 1:</text:span> Se as credenciais do administrador forem inválidas, o sistema exibe uma mensagem de erro e solicita nova tentativa de login.</text:p>
            </text:list-item>
            <text:list-item>
              <text:p text:style-name="P4"><text:span text:style-name="Strong_20_Emphasis">Fluxo Alternativo 2:</text:span> Se o administrador tentar acessar uma função sem permissão, o sistema exibe uma mensagem de erro.</text:p>
            </text:list-item>
          </text:list>
        </text:list-item>
        <text:list-item>
          <text:p text:style-name="P3"><text:span text:style-name="Strong_20_Emphasis">Pré-condições:</text:span> O administrador deve ter uma conta válida e o sistema deve estar acessível.</text:p>
        </text:list-item>
        <text:list-item>
          <text:p text:style-name="P3"><text:span text:style-name="Strong_20_Emphasis">Pós-condições:</text:span> As permissões dos usuários são atualizadas e salvas no sistema.</text:p>
        </text:list-item>
      </text:list>
      <text:p text:style-name="Horizontal_20_Line"/>
      <text:h text:style-name="Heading_20_3" text:outline-level="3">Caso de Uso 2: Cadastrar Atendimento</text:h>
      <text:list text:style-name="L2">
        <text:list-item>
          <text:p text:style-name="P5"><text:span text:style-name="Strong_20_Emphasis">Nome do Caso de Uso:</text:span> Cadastrar Atendimento</text:p>
        </text:list-item>
        <text:list-item>
          <text:p text:style-name="P5"><text:span text:style-name="Strong_20_Emphasis">Ator(es):</text:span> Técnico</text:p>
        </text:list-item>
        <text:list-item>
          <text:p text:style-name="P5"><text:span text:style-name="Strong_20_Emphasis">Descrição:</text:span> Registra um atendimento técnico realizado para um cliente, incluindo detalhes do problema, solução e peças utilizadas.</text:p>
        </text:list-item>
        <text:list-item>
          <text:p text:style-name="P5"><text:span text:style-name="Strong_20_Emphasis">Fluxo Principal:</text:span></text:p>
          <text:list>
            <text:list-item>
              <text:p text:style-name="P6">O técnico acessa a tela de cadastro de atendimento.</text:p>
            </text:list-item>
            <text:list-item>
              <text:p text:style-name="P6">O técnico seleciona o cliente atendido.</text:p>
            </text:list-item>
            <text:list-item>
              <text:p text:style-name="P6">O técnico insere os detalhes do problema encontrado.</text:p>
            </text:list-item>
            <text:list-item>
              <text:p text:style-name="P6">O técnico registra a solução aplicada.</text:p>
            </text:list-item>
            <text:list-item>
              <text:p text:style-name="P6">O técnico lista as peças utilizadas no atendimento.</text:p>
            </text:list-item>
            <text:list-item>
              <text:p text:style-name="P6">O técnico confirma o registro do atendimento.</text:p>
            </text:list-item>
            <text:list-item>
              <text:p text:style-name="P6">O sistema salva os dados do atendimento e atualiza o histórico do cliente.</text:p>
            </text:list-item>
          </text:list>
        </text:list-item>
        <text:list-item>
          <text:p text:style-name="P5"><text:span text:style-name="Strong_20_Emphasis">Fluxos Alternativos:</text:span></text:p>
          <text:list>
            <text:list-item>
              <text:p text:style-name="P6"><text:span text:style-name="Strong_20_Emphasis">Fluxo Alternativo 1:</text:span> Se o técnico não preencher todos os campos obrigatórios, o sistema exibe uma mensagem de erro e solicita o preenchimento.</text:p>
            </text:list-item>
          </text:list>
        </text:list-item>
        <text:list-item>
          <text:p text:style-name="P5"><text:soft-page-break/><text:span text:style-name="Strong_20_Emphasis">Pré-condições:</text:span> O técnico deve estar logado no sistema e o cliente deve estar cadastrado.</text:p>
        </text:list-item>
        <text:list-item>
          <text:p text:style-name="P5"><text:span text:style-name="Strong_20_Emphasis">Pós-condições:</text:span> O atendimento é registrado e associado ao cliente no sistema.</text:p>
        </text:list-item>
      </text:list>
      <text:p text:style-name="Horizontal_20_Line"/>
      <text:h text:style-name="Heading_20_3" text:outline-level="3">Caso de Uso 3: Gerenciar Clientes</text:h>
      <text:list text:style-name="L10">
        <text:list-item>
          <text:p text:style-name="P21"><text:span text:style-name="Strong_20_Emphasis">Nome do Caso de Uso:</text:span> Gerenciar Clientes</text:p>
        </text:list-item>
        <text:list-item>
          <text:p text:style-name="P21"><text:span text:style-name="Strong_20_Emphasis">Ator(es):</text:span> Administrador</text:p>
        </text:list-item>
        <text:list-item>
          <text:p text:style-name="P21"><text:span text:style-name="Strong_20_Emphasis">Descrição:</text:span> Adiciona, edita e exclui informações sobre os clientes no sistema.</text:p>
        </text:list-item>
        <text:list-item>
          <text:p text:style-name="P21"><text:span text:style-name="Strong_20_Emphasis">Fluxo Principal:</text:span></text:p>
          <text:list>
            <text:list-item>
              <text:p text:style-name="P22">O administrador acessa a tela de gerenciamento de clientes.</text:p>
            </text:list-item>
            <text:list-item>
              <text:p text:style-name="P22">O administrador pode escolher entre as seguintes ações:</text:p>
              <text:list>
                <text:list-item>
                  <text:p text:style-name="P22"><text:span text:style-name="Strong_20_Emphasis">Cadastrar Novo Cliente:</text:span></text:p>
                  <text:list>
                    <text:list-item>
                      <text:p text:style-name="P22">O administrador preenche os dados do cliente (nome, e-mail, telefone, endereço).</text:p>
                    </text:list-item>
                    <text:list-item>
                      <text:p text:style-name="P22">O administrador confirma o cadastro do cliente.</text:p>
                    </text:list-item>
                    <text:list-item>
                      <text:p text:style-name="P22">O sistema valida os dados e salva as informações.</text:p>
                    </text:list-item>
                    <text:list-item>
                      <text:p text:style-name="P22">O administrador recebe uma confirmação de que o cliente foi cadastrado.</text:p>
                    </text:list-item>
                  </text:list>
                </text:list-item>
                <text:list-item>
                  <text:p text:style-name="P22"><text:span text:style-name="Strong_20_Emphasis">Editar Cliente Existente:</text:span></text:p>
                  <text:list>
                    <text:list-item>
                      <text:p text:style-name="P22">O administrador seleciona um cliente da lista.</text:p>
                    </text:list-item>
                    <text:list-item>
                      <text:p text:style-name="P22">O administrador edita os dados desejados (nome, e-mail, telefone, endereço).</text:p>
                    </text:list-item>
                    <text:list-item>
                      <text:p text:style-name="P22">O administrador confirma as alterações.</text:p>
                    </text:list-item>
                    <text:list-item>
                      <text:p text:style-name="P22">O sistema valida os dados e atualiza as informações.</text:p>
                    </text:list-item>
                    <text:list-item>
                      <text:p text:style-name="P22">O administrador recebe uma confirmação de que os dados do cliente foram atualizados.</text:p>
                    </text:list-item>
                  </text:list>
                </text:list-item>
                <text:list-item>
                  <text:p text:style-name="P22"><text:span text:style-name="Strong_20_Emphasis">Excluir Cliente:</text:span></text:p>
                  <text:list>
                    <text:list-item>
                      <text:p text:style-name="P22">O administrador seleciona um cliente da lista.</text:p>
                    </text:list-item>
                    <text:list-item>
                      <text:p text:style-name="P22">O administrador confirma a exclusão.</text:p>
                    </text:list-item>
                    <text:list-item>
                      <text:p text:style-name="P22">O sistema remove o cliente do banco de dados.</text:p>
                    </text:list-item>
                    <text:list-item>
                      <text:p text:style-name="P22">O administrador recebe uma confirmação de que o cliente foi excluído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"><text:span text:style-name="Strong_20_Emphasis">Fluxos Alternativos:</text:span></text:p>
          <text:list>
            <text:list-item>
              <text:p text:style-name="P22"><text:span text:style-name="Strong_20_Emphasis">Fluxo Alternativo 1:</text:span> Se os dados inseridos durante o cadastro ou edição forem inválidos, o sistema exibe uma mensagem de erro indicando o que deve ser corrigido.</text:p>
            </text:list-item>
            <text:list-item>
              <text:p text:style-name="P22"><text:span text:style-name="Strong_20_Emphasis">Fluxo Alternativo 2:</text:span> Se o administrador tentar excluir um cliente que não existe, o sistema exibe uma mensagem informando que o cliente não foi encontrado.</text:p>
            </text:list-item>
          </text:list>
        </text:list-item>
        <text:list-item>
          <text:p text:style-name="P21"><text:span text:style-name="Strong_20_Emphasis">Pré-condições:</text:span> O administrador deve estar logado no sistema.</text:p>
        </text:list-item>
        <text:list-item>
          <text:p text:style-name="P21"><text:span text:style-name="Strong_20_Emphasis">Pós-condições:</text:span> As informações do cliente são salvas, atualizadas ou removidas conforme as ações realizadas pelo administrador.</text:p>
        </text:list-item>
      </text:list>
      <text:p text:style-name="Text_20_body"/>
      <text:p text:style-name="Horizontal_20_Line"><text:soft-page-break/></text:p>
      <text:h text:style-name="Heading_20_3" text:outline-level="3">Caso de Uso 4: Gerenciar Estoque de Peças e Dispositivos</text:h>
      <text:list text:style-name="L9">
        <text:list-item>
          <text:p text:style-name="P19"><text:span text:style-name="Strong_20_Emphasis">Nome do Caso de Uso:</text:span> Gerenciar Estoque de Peças e Dispositivos</text:p>
        </text:list-item>
        <text:list-item>
          <text:p text:style-name="P19"><text:span text:style-name="Strong_20_Emphasis">Ator(es):</text:span> Administrador</text:p>
        </text:list-item>
        <text:list-item>
          <text:p text:style-name="P19"><text:span text:style-name="Strong_20_Emphasis">Descrição:</text:span> Adiciona, busca, exclui e organiza os itens de estoque, incluindo novas peças e dispositivos necessários para reparos.</text:p>
        </text:list-item>
        <text:list-item>
          <text:p text:style-name="P19"><text:span text:style-name="Strong_20_Emphasis">Fluxo Principal:</text:span></text:p>
          <text:list>
            <text:list-item>
              <text:p text:style-name="P20">O administrador acessa a tela de gerenciamento de estoque.</text:p>
            </text:list-item>
            <text:list-item>
              <text:p text:style-name="P20">O sistema exibe a lista atual de peças e dispositivos em estoque.</text:p>
            </text:list-item>
            <text:list-item>
              <text:p text:style-name="P20">O administrador pode escolher entre as seguintes ações:</text:p>
              <text:list>
                <text:list-item>
                  <text:p text:style-name="P20"><text:span text:style-name="Strong_20_Emphasis">Adicionar Nova Peça ou Dispositivo:</text:span></text:p>
                  <text:list>
                    <text:list-item>
                      <text:p text:style-name="P20">O administrador seleciona a opção de adicionar.</text:p>
                    </text:list-item>
                    <text:list-item>
                      <text:p text:style-name="P20">O administrador insere as informações da peça (nome, descrição, quantidade, preço).</text:p>
                    </text:list-item>
                    <text:list-item>
                      <text:p text:style-name="P20">O administrador confirma o cadastro da peça.</text:p>
                    </text:list-item>
                    <text:list-item>
                      <text:p text:style-name="P20">O sistema valida e salva os dados.</text:p>
                    </text:list-item>
                    <text:list-item>
                      <text:p text:style-name="P20">O administrador recebe uma confirmação de que a peça foi cadastrada.</text:p>
                    </text:list-item>
                  </text:list>
                </text:list-item>
                <text:list-item>
                  <text:p text:style-name="P20"><text:span text:style-name="Strong_20_Emphasis">Buscar Peça ou Dispositivo:</text:span></text:p>
                  <text:list>
                    <text:list-item>
                      <text:p text:style-name="P20">O administrador insere critérios de busca (nome, categoria).</text:p>
                    </text:list-item>
                    <text:list-item>
                      <text:p text:style-name="P20">O sistema exibe os itens que atendem aos critérios.</text:p>
                    </text:list-item>
                  </text:list>
                </text:list-item>
                <text:list-item>
                  <text:p text:style-name="P20"><text:span text:style-name="Strong_20_Emphasis">Excluir Peça ou Dispositivo:</text:span></text:p>
                  <text:list>
                    <text:list-item>
                      <text:p text:style-name="P20">O administrador seleciona um item da lista.</text:p>
                    </text:list-item>
                    <text:list-item>
                      <text:p text:style-name="P20">O administrador confirma a exclusão.</text:p>
                    </text:list-item>
                    <text:list-item>
                      <text:p text:style-name="P20">O sistema remove o item do estoque e confirma a exclusão.</text:p>
                    </text:list-item>
                  </text:list>
                </text:list-item>
                <text:list-item>
                  <text:p text:style-name="P20"><text:span text:style-name="Strong_20_Emphasis">Organizar Itens:</text:span></text:p>
                  <text:list>
                    <text:list-item>
                      <text:p text:style-name="P20">O administrador pode alterar a ordem dos itens exibidos ou categorizar conforme necessário.</text:p>
                    </text:list-item>
                    <text:list-item>
                      <text:p text:style-name="P20">O sistema atualiza a exibição de acordo com as modificações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"><text:span text:style-name="Strong_20_Emphasis">Fluxos Alternativos:</text:span></text:p>
          <text:list>
            <text:list-item>
              <text:p text:style-name="P20"><text:span text:style-name="Strong_20_Emphasis">Fluxo Alternativo 1:</text:span> Se a quantidade inserida para uma nova peça for negativa, o sistema exibe uma mensagem de erro.</text:p>
            </text:list-item>
            <text:list-item>
              <text:p text:style-name="P20"><text:span text:style-name="Strong_20_Emphasis">Fluxo Alternativo 2:</text:span> Se o administrador tentar excluir um item que não existe, o sistema exibe uma mensagem informando que o item não foi encontrado.</text:p>
            </text:list-item>
          </text:list>
        </text:list-item>
        <text:list-item>
          <text:p text:style-name="P19"><text:span text:style-name="Strong_20_Emphasis">Pré-condições:</text:span> O administrador deve estar logado no sistema.</text:p>
        </text:list-item>
        <text:list-item>
          <text:p text:style-name="P19"><text:span text:style-name="Strong_20_Emphasis">Pós-condições:</text:span> As peças e dispositivos são adicionados, buscados, excluídos ou organizados no estoque conforme as ações realizadas pelo administrador.</text:p>
        </text:list-item>
      </text:list>
      <text:p text:style-name="Text_20_body"/>
      <text:p text:style-name="Horizontal_20_Line"/>
      <text:h text:style-name="Heading_20_3" text:outline-level="3"><text:soft-page-break/>Caso de Uso 5: Emitir Relatório de Manutenção</text:h>
      <text:list text:style-name="L5">
        <text:list-item>
          <text:p text:style-name="P11"><text:span text:style-name="Strong_20_Emphasis">Nome do Caso de Uso:</text:span> Emitir Relatório de Manutenção</text:p>
        </text:list-item>
        <text:list-item>
          <text:p text:style-name="P11"><text:span text:style-name="Strong_20_Emphasis">Ator(es):</text:span> Técnico</text:p>
        </text:list-item>
        <text:list-item>
          <text:p text:style-name="P11"><text:span text:style-name="Strong_20_Emphasis">Descrição:</text:span> Gera relatórios detalhados das manutenções realizadas, incluindo o status de atendimento e uso de peças.</text:p>
        </text:list-item>
        <text:list-item>
          <text:p text:style-name="P11"><text:span text:style-name="Strong_20_Emphasis">Fluxo Principal:</text:span></text:p>
          <text:list>
            <text:list-item>
              <text:p text:style-name="P12">O <text:span text:style-name="T1">t</text:span>écnico acessa a tela de geração de relatórios.</text:p>
            </text:list-item>
            <text:list-item>
              <text:p text:style-name="P12">O usuário seleciona os filtros desejados (data, cliente, status).</text:p>
            </text:list-item>
            <text:list-item>
              <text:p text:style-name="P12">O usuário solicita a geração do relatório.</text:p>
            </text:list-item>
            <text:list-item>
              <text:p text:style-name="P12">O sistema compila os dados e gera o relatório.</text:p>
            </text:list-item>
            <text:list-item>
              <text:p text:style-name="P12">O relatório é exibido na tela.</text:p>
            </text:list-item>
          </text:list>
        </text:list-item>
        <text:list-item>
          <text:p text:style-name="P11"><text:span text:style-name="Strong_20_Emphasis">Fluxos Alternativos:</text:span></text:p>
          <text:list>
            <text:list-item>
              <text:p text:style-name="P12"><text:span text:style-name="Strong_20_Emphasis">Fluxo Alternativo 1:</text:span> Se não houver atendimentos que atendam aos critérios, o sistema informa que não há dados para exibir.</text:p>
            </text:list-item>
          </text:list>
        </text:list-item>
        <text:list-item>
          <text:p text:style-name="P11"><text:span text:style-name="Strong_20_Emphasis">Pré-condições:</text:span> O técnico deve estar logado no sistema.</text:p>
        </text:list-item>
        <text:list-item>
          <text:p text:style-name="P11"><text:span text:style-name="Strong_20_Emphasis">Pós-condições:</text:span> Um relatório é gerado <text:span text:style-name="T1">para visualização.</text:span></text:p>
        </text:list-item>
      </text:list>
      <text:p text:style-name="Horizontal_20_Line"/>
      <text:h text:style-name="Heading_20_3" text:outline-level="3">Caso de Uso 6: Registrar Feedback de Atendimento</text:h>
      <text:list text:style-name="L6">
        <text:list-item>
          <text:p text:style-name="P13"><text:span text:style-name="Strong_20_Emphasis">Nome do Caso de Uso:</text:span> Registrar Feedback de Atendimento</text:p>
        </text:list-item>
        <text:list-item>
          <text:p text:style-name="P13"><text:span text:style-name="Strong_20_Emphasis">Ator(es):</text:span> Cliente</text:p>
        </text:list-item>
        <text:list-item>
          <text:p text:style-name="P13"><text:span text:style-name="Strong_20_Emphasis">Descrição:</text:span> Permite que o cliente forneça feedback sobre o atendimento recebido para melhorar o serviço.</text:p>
        </text:list-item>
        <text:list-item>
          <text:p text:style-name="P13"><text:span text:style-name="Strong_20_Emphasis">Fluxo Principal:</text:span></text:p>
          <text:list>
            <text:list-item>
              <text:p text:style-name="P14">O cliente acessa a tela de feedback.</text:p>
            </text:list-item>
            <text:list-item>
              <text:p text:style-name="P14">O cliente seleciona o atendimento sobre o qual deseja fornecer feedback.</text:p>
            </text:list-item>
            <text:list-item>
              <text:p text:style-name="P14">O cliente preenche o formulário de feedback (comentários, notas).</text:p>
            </text:list-item>
            <text:list-item>
              <text:p text:style-name="P14">O cliente confirma o envio do feedback.</text:p>
            </text:list-item>
            <text:list-item>
              <text:p text:style-name="P14">O sistema salva o feedback associado ao atendimento.</text:p>
            </text:list-item>
          </text:list>
        </text:list-item>
        <text:list-item>
          <text:p text:style-name="P13"><text:span text:style-name="Strong_20_Emphasis">Fluxos Alternativos:</text:span></text:p>
          <text:list>
            <text:list-item>
              <text:p text:style-name="P14"><text:span text:style-name="Strong_20_Emphasis">Fluxo Alternativo 1:</text:span> Se o cliente não preencher todos os campos obrigatórios, o sistema exibe uma mensagem de erro.</text:p>
            </text:list-item>
          </text:list>
        </text:list-item>
        <text:list-item>
          <text:p text:style-name="P13"><text:span text:style-name="Strong_20_Emphasis">Pré-condições:</text:span> O cliente deve estar logado no sistema e ter um atendimento registrado.</text:p>
        </text:list-item>
        <text:list-item>
          <text:p text:style-name="P13"><text:span text:style-name="Strong_20_Emphasis">Pós-condições:</text:span> O feedback é registrado no sistema.</text:p>
        </text:list-item>
      </text:list>
      <text:p text:style-name="Horizontal_20_Line"/>
      <text:h text:style-name="Heading_20_3" text:outline-level="3">Caso de Uso 7: Gerenciar Histórico de Atendimentos</text:h>
      <text:list text:style-name="L12">
        <text:list-item>
          <text:p text:style-name="P25"><text:span text:style-name="Strong_20_Emphasis">Nome do Caso de Uso:</text:span> Gerenciar Histórico de Atendimentos</text:p>
        </text:list-item>
        <text:list-item>
          <text:p text:style-name="P25"><text:soft-page-break/><text:span text:style-name="Strong_20_Emphasis">Ator(es):</text:span> Administrador</text:p>
        </text:list-item>
        <text:list-item>
          <text:p text:style-name="P25"><text:span text:style-name="Strong_20_Emphasis">Descrição:</text:span> Permite que o administrador busque, edite e exclua registros de atendimentos realizados, facilitando o gerenciamento das informações de suporte.</text:p>
        </text:list-item>
        <text:list-item>
          <text:p text:style-name="P25"><text:span text:style-name="Strong_20_Emphasis">Fluxo Principal:</text:span></text:p>
          <text:list>
            <text:list-item>
              <text:p text:style-name="P26">O administrador acessa a tela de gerenciamento de histórico de atendimentos.</text:p>
            </text:list-item>
            <text:list-item>
              <text:p text:style-name="P26">O administrador pode buscar atendimentos por critérios como data, cliente ou status.</text:p>
            </text:list-item>
            <text:list-item>
              <text:p text:style-name="P26">O sistema exibe uma lista de atendimentos correspondentes aos critérios de busca.</text:p>
            </text:list-item>
            <text:list-item>
              <text:p text:style-name="P26">O administrador seleciona um atendimento da lista para visualizar os detalhes.</text:p>
            </text:list-item>
            <text:list-item>
              <text:p text:style-name="P26">O administrador pode optar por editar os detalhes do atendimento (como solução, peças utilizadas, etc.).</text:p>
              <text:list>
                <text:list-item>
                  <text:list>
                    <text:list-item>
                      <text:p text:style-name="P26">O administrador faz as alterações necessárias.</text:p>
                    </text:list-item>
                    <text:list-item text:start-value="2">
                      <text:p text:style-name="P26">O administrador confirma as alterações.</text:p>
                    </text:list-item>
                    <text:list-item text:start-value="3">
                      <text:p text:style-name="P26">O sistema valida os dados e atualiza as informações.</text:p>
                    </text:list-item>
                    <text:list-item text:start-value="4">
                      <text:p text:style-name="P26">O administrador recebe uma confirmação de que o atendimento foi atualizado.</text:p>
                    </text:list-item>
                  </text:list>
                </text:list-item>
              </text:list>
            </text:list-item>
            <text:list-item>
              <text:p text:style-name="P26">O administrador também pode optar por excluir um atendimento.</text:p>
              <text:list>
                <text:list-item>
                  <text:list>
                    <text:list-item>
                      <text:p text:style-name="P26">O administrador confirma a exclusão.</text:p>
                    </text:list-item>
                    <text:list-item text:start-value="2">
                      <text:p text:style-name="P26">O sistema remove o atendimento do banco de dados.</text:p>
                    </text:list-item>
                    <text:list-item text:start-value="3">
                      <text:p text:style-name="P26">O administrador recebe uma confirmação de que o atendimento foi excluído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5"><text:span text:style-name="Strong_20_Emphasis">Fluxos Alternativos:</text:span></text:p>
          <text:list>
            <text:list-item>
              <text:p text:style-name="P26"><text:span text:style-name="Strong_20_Emphasis">Fluxo Alternativo 1:</text:span> Se o administrador tentar buscar atendimentos e não houver registros correspondentes, o sistema informa que nenhum atendimento foi encontrado.</text:p>
            </text:list-item>
            <text:list-item>
              <text:p text:style-name="P26"><text:span text:style-name="Strong_20_Emphasis">Fluxo Alternativo 2:</text:span> Se o administrador tentar editar um atendimento com dados inválidos, o sistema exibe uma mensagem de erro indicando o que deve ser corrigido.</text:p>
            </text:list-item>
            <text:list-item>
              <text:p text:style-name="P26"><text:span text:style-name="Strong_20_Emphasis">Fluxo Alternativo 3:</text:span> Se o administrador tentar excluir um atendimento que não existe, o sistema exibe uma mensagem informando que o atendimento não foi encontrado.</text:p>
            </text:list-item>
          </text:list>
        </text:list-item>
        <text:list-item>
          <text:p text:style-name="P25"><text:span text:style-name="Strong_20_Emphasis">Pré-condições:</text:span> O administrador deve estar logado no sistema.</text:p>
        </text:list-item>
        <text:list-item>
          <text:p text:style-name="P25"><text:span text:style-name="Strong_20_Emphasis">Pós-condições:</text:span> O histórico de atendimentos é gerenciado conforme as ações realizadas pelo administrador (busca, edição ou exclusão de registros).</text:p>
        </text:list-item>
      </text:list>
      <text:p text:style-name="Horizontal_20_Line"/>
      <text:h text:style-name="Heading_20_3" text:outline-level="3">Caso de Uso 8: Visualizar Feedback de Atendimento</text:h>
      <text:list text:style-name="L11">
        <text:list-item>
          <text:p text:style-name="P23"><text:span text:style-name="Strong_20_Emphasis">Nome do Caso de Uso:</text:span> Visualizar Feedback de Atendimento</text:p>
        </text:list-item>
        <text:list-item>
          <text:p text:style-name="P23"><text:span text:style-name="Strong_20_Emphasis">Ator(es):</text:span> Administrador, Técnico, Cliente</text:p>
        </text:list-item>
        <text:list-item>
          <text:p text:style-name="P23"><text:span text:style-name="Strong_20_Emphasis">Descrição:</text:span> Permite que todos os usuários visualizem o feedback de cada cliente sobre os atendimentos realizados, contribuindo para a melhoria contínua dos serviços prestados.</text:p>
        </text:list-item>
        <text:list-item>
          <text:p text:style-name="P23"><text:span text:style-name="Strong_20_Emphasis">Fluxo Principal:</text:span></text:p>
          <text:list>
            <text:list-item>
              <text:p text:style-name="P24"><text:soft-page-break/>O usuário (administrador, técnico ou cliente) acessa a tela de feedback de atendimento.</text:p>
            </text:list-item>
            <text:list-item>
              <text:p text:style-name="P24">O sistema exibe uma lista de atendimentos realizados, junto com os feedbacks correspondentes de cada cliente.</text:p>
            </text:list-item>
            <text:list-item>
              <text:p text:style-name="P24">O usuário pode filtrar os feedbacks por critérios como data, técnico responsável ou status do atendimento.</text:p>
            </text:list-item>
            <text:list-item>
              <text:p text:style-name="P24">O usuário seleciona um feedback específico para visualizar detalhes adicionais, como a descrição do problema e a solução fornecida.</text:p>
            </text:list-item>
            <text:list-item>
              <text:p text:style-name="P24">O sistema exibe as informações detalhadas do atendimento e o feedback do cliente.</text:p>
            </text:list-item>
          </text:list>
        </text:list-item>
        <text:list-item>
          <text:p text:style-name="P23"><text:span text:style-name="Strong_20_Emphasis">Fluxos Alternativos:</text:span></text:p>
          <text:list>
            <text:list-item>
              <text:p text:style-name="P24"><text:span text:style-name="Strong_20_Emphasis">Fluxo Alternativo 1:</text:span> Se não houver feedbacks disponíveis, o sistema informa que nenhum feedback foi encontrado para os atendimentos registrados.</text:p>
            </text:list-item>
            <text:list-item>
              <text:p text:style-name="P24"><text:span text:style-name="Strong_20_Emphasis">Fluxo Alternativo 2:</text:span> Se o usuário tentar acessar uma página de feedback sem permissões adequadas, o sistema exibe uma mensagem de erro informando que o acesso é restrito.</text:p>
            </text:list-item>
          </text:list>
        </text:list-item>
        <text:list-item>
          <text:p text:style-name="P23"><text:span text:style-name="Strong_20_Emphasis">Pré-condições:</text:span> O usuário deve estar logado no sistema.</text:p>
        </text:list-item>
        <text:list-item>
          <text:p text:style-name="P23"><text:span text:style-name="Strong_20_Emphasis">Pós-condições:</text:span> O feedback de atendimento é visualizado e, se aplicável, filtrado conforme os critérios selecionados pelo usuário.</text:p>
        </text:list-item>
      </text:list>
      <text:p text:style-name="Text_20_body"/>
      <text:p text:style-name="P2"/>
      <text:h text:style-name="P1" text:outline-level="3">Caso de Uso <text:span text:style-name="T2">9</text:span>: Fazer Login</text:h>
      <text:list text:style-name="L14">
        <text:list-item>
          <text:p text:style-name="P30"><text:span text:style-name="Strong_20_Emphasis">Nome do Caso de Uso:</text:span> Fazer Login</text:p>
        </text:list-item>
        <text:list-item>
          <text:p text:style-name="P30"><text:span text:style-name="Strong_20_Emphasis">Ator(es):</text:span> Administrador, Técnico, Cliente</text:p>
        </text:list-item>
        <text:list-item>
          <text:p text:style-name="P30"><text:span text:style-name="Strong_20_Emphasis">Descrição:</text:span> Permite que os usuários (administrador, técnico ou cliente) realizem o login no sistema, garantindo o acesso às funcionalidades conforme suas permissões.</text:p>
        </text:list-item>
        <text:list-item>
          <text:p text:style-name="P30"><text:span text:style-name="Strong_20_Emphasis">Fluxo Principal:</text:span></text:p>
          <text:list>
            <text:list-item>
              <text:p text:style-name="P31">O usuário acessa a tela de login do sistema.</text:p>
            </text:list-item>
            <text:list-item>
              <text:p text:style-name="P31">O usuário insere suas credenciais (nome de usuário e senha).</text:p>
            </text:list-item>
            <text:list-item>
              <text:p text:style-name="P31">O usuário clica no botão "Login".</text:p>
            </text:list-item>
            <text:list-item>
              <text:p text:style-name="P31">O sistema valida as credenciais fornecidas.</text:p>
              <text:list>
                <text:list-item>
                  <text:p text:style-name="P31"><text:span text:style-name="Strong_20_Emphasis">Se as credenciais forem válidas:</text:span></text:p>
                  <text:list>
                    <text:list-item>
                      <text:p text:style-name="P31">O sistema autentica o usuário e redireciona-o para a tela inicial correspondente ao seu papel (administrador, técnico ou cliente).</text:p>
                    </text:list-item>
                  </text:list>
                </text:list-item>
                <text:list-item>
                  <text:p text:style-name="P31"><text:span text:style-name="Strong_20_Emphasis">Se as credenciais forem inválidas:</text:span></text:p>
                  <text:list>
                    <text:list-item>
                      <text:p text:style-name="P31">O sistema exibe uma mensagem de erro indicando que as credenciais estão incorretas.</text:p>
                    </text:list-item>
                    <text:list-item>
                      <text:p text:style-name="P31">O usuário tem a opção de tentar novamente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0"><text:span text:style-name="Strong_20_Emphasis">Fluxos Alternativos:</text:span></text:p>
          <text:list>
            <text:list-item>
              <text:p text:style-name="P31"><text:span text:style-name="Strong_20_Emphasis">Fluxo Alternativo 1:</text:span> Se o usuário esquecer a senha, ele pode clicar no link "Esqueci minha senha" e seguir o processo de recuperação de senha.</text:p>
            </text:list-item>
            <text:list-item>
              <text:p text:style-name="P31"><text:soft-page-break/><text:span text:style-name="Strong_20_Emphasis">Fluxo Alternativo 2:</text:span> Se o usuário inserir um nome de usuário ou senha que não existe no sistema, o sistema exibe uma mensagem informando que o usuário não foi encontrado.</text:p>
            </text:list-item>
          </text:list>
        </text:list-item>
        <text:list-item>
          <text:p text:style-name="P30"><text:span text:style-name="Strong_20_Emphasis">Pré-condições:</text:span> O usuário deve ter uma conta previamente cadastrada no sistema.</text:p>
        </text:list-item>
        <text:list-item>
          <text:p text:style-name="P32"><text:span text:style-name="Strong_20_Emphasis">Pós-condições:</text:span> O usuário é autenticado e tem acesso às funcionalidades do sistema de acordo com seu nível de permissão.</text:p>
        </text:list-item>
      </text:list>
      <text:p text:style-name="P29"/>
      <text:p text:style-name="P2"/>
      <text:h text:style-name="P1" text:outline-level="3">Caso de Uso <text:span text:style-name="T2">10</text:span>: Recuperar Senha</text:h>
      <text:list text:style-name="L15">
        <text:list-item>
          <text:p text:style-name="P34"><text:span text:style-name="Strong_20_Emphasis">Nome do Caso de Uso:</text:span> Recuperar Senha</text:p>
        </text:list-item>
        <text:list-item>
          <text:p text:style-name="P34"><text:span text:style-name="Strong_20_Emphasis">Ator(es):</text:span> Administrador, Técnico, Cliente</text:p>
        </text:list-item>
        <text:list-item>
          <text:p text:style-name="P34"><text:span text:style-name="Strong_20_Emphasis">Descrição:</text:span> Permite que os usuários (administrador, técnico ou cliente) recuperem suas senhas caso tenham esquecido, garantindo o acesso ao sistema.</text:p>
        </text:list-item>
        <text:list-item>
          <text:p text:style-name="P34"><text:span text:style-name="Strong_20_Emphasis">Fluxo Principal:</text:span></text:p>
          <text:list>
            <text:list-item>
              <text:p text:style-name="P34">O usuário acessa a tela de login do sistema.</text:p>
            </text:list-item>
            <text:list-item>
              <text:p text:style-name="P34">O usuário clica no link "Esqueci minha senha".</text:p>
            </text:list-item>
            <text:list-item>
              <text:p text:style-name="P34">O sistema exibe um formulário para recuperação de senha, solicitando o endereço de e-mail associado à conta.</text:p>
            </text:list-item>
            <text:list-item>
              <text:p text:style-name="P34">O usuário insere seu endereço de e-mail e envia a solicitação.</text:p>
            </text:list-item>
            <text:list-item>
              <text:p text:style-name="P34">O sistema valida o endereço de e-mail:</text:p>
              <text:list>
                <text:list-item>
                  <text:p text:style-name="P34"><text:span text:style-name="Strong_20_Emphasis">Se o e-mail estiver registrado:</text:span></text:p>
                  <text:list>
                    <text:list-item>
                      <text:p text:style-name="P34">O sistema envia um e-mail com instruções para redefinir a senha (incluindo um link seguro para a redefinição).</text:p>
                    </text:list-item>
                    <text:list-item>
                      <text:p text:style-name="P34">O usuário é informado de que um e-mail foi enviado e deve seguir as instruções contidas nele.</text:p>
                    </text:list-item>
                  </text:list>
                </text:list-item>
                <text:list-item>
                  <text:p text:style-name="P34"><text:span text:style-name="Strong_20_Emphasis">Se o e-mail não estiver registrado:</text:span></text:p>
                  <text:list>
                    <text:list-item>
                      <text:p text:style-name="P33">O sistema exibe uma mensagem informando que o endereço de e-mail não foi encontrado.</text:p>
                    </text:list-item>
                  </text:list>
                </text:list-item>
              </text:list>
            </text:list-item>
          </text:list>
        </text:list-item>
      </text:list>
      <text:list text:style-name="L16">
        <text:list-item>
          <text:p text:style-name="P36">O usuário segue as instruções do e-mail para redefinir a senha:</text:p>
          <text:list>
            <text:list-item>
              <text:list>
                <text:list-item>
                  <text:p text:style-name="P36">O usuário clica no link de redefinição de senha contido no e-mail.</text:p>
                </text:list-item>
                <text:list-item text:start-value="2">
                  <text:p text:style-name="P36">O sistema solicita a nova senha.</text:p>
                </text:list-item>
                <text:list-item text:start-value="3">
                  <text:p text:style-name="P36">O usuário insere a nova senha e confirma.</text:p>
                </text:list-item>
                <text:list-item text:start-value="4">
                  <text:p text:style-name="P36">O sistema valida a nova senha e atualiza as credenciais do usuário.</text:p>
                </text:list-item>
                <text:list-item text:start-value="5">
                  <text:p text:style-name="P35">O usuário recebe uma confirmação de que a senha foi redefinida com sucesso.</text:p>
                </text:list-item>
              </text:list>
            </text:list-item>
          </text:list>
        </text:list-item>
      </text:list>
      <text:list text:style-name="L17">
        <text:list-item>
          <text:p text:style-name="P37"><text:span text:style-name="Strong_20_Emphasis">Fluxos Alternativos:</text:span></text:p>
          <text:list>
            <text:list-item>
              <text:p text:style-name="P38"><text:span text:style-name="Strong_20_Emphasis">Fluxo Alternativo 1:</text:span> Se o usuário não receber o e-mail de redefinição de senha, ele pode verificar a pasta de spam ou solicitar o envio do e-mail novamente.</text:p>
            </text:list-item>
            <text:list-item>
              <text:p text:style-name="P38"><text:span text:style-name="Strong_20_Emphasis">Fluxo Alternativo 2:</text:span> Se o usuário tentar usar um link de redefinição de senha expirado, o sistema exibirá uma mensagem informando que o link não é mais válido e sugerirá que ele inicie o processo de recuperação novamente.</text:p>
            </text:list-item>
          </text:list>
        </text:list-item>
        <text:list-item>
          <text:p text:style-name="P37"><text:span text:style-name="Strong_20_Emphasis">Pré-condições:</text:span> O usuário deve ter uma conta previamente cadastrada no sistema e acesso ao endereço de e-mail associado à conta.</text:p>
        </text:list-item>
        <text:list-item>
          <text:p text:style-name="P37"><text:soft-page-break/><text:span text:style-name="Strong_20_Emphasis">Pós-condições:</text:span> A senha do usuário é redefinida com sucesso, permitindo que ele faça login no sistema com a nova senha.</text:p>
        </text:list-item>
      </text:list>
      <text:p text:style-name="P29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9T05:18:11.004000000</meta:creation-date>
    <dc:date>2024-10-29T06:29:36.406000000</dc:date>
    <meta:editing-duration>PT1H11M25S</meta:editing-duration>
    <meta:editing-cycles>2</meta:editing-cycles>
    <meta:generator>LibreOffice/7.6.3.2$Windows_X86_64 LibreOffice_project/29d686fea9f6705b262d369fede658f824154cc0</meta:generator>
    <meta:document-statistic meta:table-count="0" meta:image-count="0" meta:object-count="0" meta:page-count="8" meta:paragraph-count="203" meta:word-count="2248" meta:character-count="13676" meta:non-whitespace-character-count="11824"/>
  </office:meta>
</office:document-meta>
</file>